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www.darkhorseanalytics.com/portfolio-all"><text:span text:style-name="T1">https://www.darkhorseanalytics.com/portfolio-all</text:span></text:a><text:span text:style-name="T2"/></text:p>
      <text:p text:style-name="P1"><text:a xlink:href="http://aosabook.org/en/matplotlib.html"><text:span text:style-name="T3">http://aosabook.org/en/matplotlib.html</text:span></text:a><text:span text:style-name="T4"/></text:p>
      <text:p text:style-name="P1"><text:a xlink:href="https://www.surveygizmo.com/survey-blog/pie-chart-or-bar-graph/"><text:span text:style-name="T5">https://www.surveygizmo.com/survey-blog/pie-chart-or-bar-graph/</text:span></text:a><text:span text:style-name="T6"/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